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mberDeclarationImpl.getDelegateXProgram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berDeclarationImpl.getDeclaring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berDeclarationImpl.MemberDeclarationImpl( XProgramElement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